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eeeeee" draw:opacity="100%" draw:textarea-horizontal-align="justify" draw:textarea-vertical-align="middle" draw:auto-grow-height="false" fo:min-height="9.274cm" fo:min-width="18.042cm"/>
    </style:style>
    <style:style style:name="gr2" style:family="graphic" style:parent-style-name="standard">
      <style:graphic-properties svg:stroke-color="#000000" draw:fill-color="#cfe7f5" draw:textarea-horizontal-align="justify" draw:textarea-vertical-align="middle" draw:auto-grow-height="false" fo:min-height="1.457cm" fo:min-width="1.20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7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2cm" fo:min-width="2.4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3cm" fo:min-width="12.02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gradient" draw:fill-gradient-name="Gradient_20_16" draw:textarea-horizontal-align="justify" draw:textarea-vertical-align="middle" draw:auto-grow-height="false" fo:min-height="6.862cm" fo:min-width="6.1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2cm" fo:min-width="4.113cm"/>
    </style:style>
    <style:style style:name="gr10" style:family="graphic" style:parent-style-name="standard">
      <style:graphic-properties svg:stroke-color="#000000" draw:fill="none" draw:fill-color="#eeeeee" draw:opacity="100%" draw:textarea-horizontal-align="justify" draw:textarea-vertical-align="middle" draw:auto-grow-height="false" fo:min-height="1.4cm" fo:min-width="6.7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2cm" fo:min-width="4.09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26cm"/>
    </style:style>
    <style:style style:name="gr13" style:family="graphic" style:parent-style-name="standard">
      <style:graphic-properties draw:fill="gradient" draw:fill-gradient-name="Gradient_20_16" draw:textarea-horizontal-align="justify" draw:textarea-vertical-align="middle" draw:auto-grow-height="false" fo:min-height="6.862cm" fo:min-width="6.3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71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eeeeee" draw:opacity="100%"/>
      <style:paragraph-properties fo:text-align="center"/>
    </style:style>
    <style:style style:name="P2" style:family="paragraph">
      <loext:graphic-properties draw:fill-color="#cfe7f5"/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/>
    </style:style>
    <style:style style:name="P8" style:family="paragraph">
      <loext:graphic-properties draw:fill="gradient" draw:fill-gradient-name="Gradient_20_16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542cm" svg:height="9.524cm" svg:x="1.508cm" svg:y="8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412cm" svg:height="2.413cm" svg:x="14.591cm" svg:y="2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text-style-name="P4" draw:layer="layout" svg:width="3.072cm" svg:height="0.963cm" svg:x="14.313cm" svg:y="5.027cm">
          <draw:text-box>
            <text:p text:style-name="P3"><text:span text:style-name="T1">Desktop User</text:span></text:p>
          </draw:text-box>
        </draw:frame>
        <draw:frame draw:style-name="gr4" draw:text-style-name="P4" draw:layer="layout" svg:width="2.911cm" svg:height="1.672cm" svg:x="1.446cm" svg:y="8.731cm">
          <draw:text-box>
            <text:p text:style-name="P3"><text:span text:style-name="T1">Desktop App</text:span></text:p>
            <text:p text:style-name="P3"><text:span text:style-name="T1">[Container]</text:span></text:p>
          </draw:text-box>
        </draw:frame>
        <draw:frame draw:style-name="gr5" draw:text-style-name="P6" draw:layer="layout" svg:width="12.525cm" svg:height="2.383cm" svg:x="7.999cm" svg:y="6.901cm">
          <draw:text-box>
            <text:p text:style-name="P5"><text:span text:style-name="T1">Get random fruit, cheese, sweet. Get all fruits, cheeses, sweets.</text:span></text:p>
            <text:p text:style-name="P5"><text:span text:style-name="T1">Add new fruit, cheese, sweet.</text:span></text:p>
          </draw:text-box>
        </draw:frame>
        <draw:line draw:style-name="gr6" draw:text-style-name="P7" draw:layer="layout" svg:x1="15.898cm" svg:y1="5.869cm" svg:x2="15.897cm" svg:y2="6.859cm">
          <text:p/>
        </draw:line>
        <draw:line draw:style-name="gr7" draw:text-style-name="P7" draw:layer="layout" svg:x1="15.897cm" svg:y1="8.062cm" svg:x2="15.897cm" svg:y2="10.299cm">
          <text:p/>
        </draw:line>
        <draw:custom-shape draw:style-name="gr8" draw:text-style-name="P8" draw:layer="layout" svg:width="6.659cm" svg:height="7.112cm" svg:x="2.088cm" svg:y="10.307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6.014cm" svg:height="1.672cm" svg:x="2.5cm" svg:y="10.42cm">
          <draw:text-box>
            <text:p text:style-name="P3"><text:span text:style-name="T1">Food</text:span></text:p>
            <text:p text:style-name="P3"><text:span text:style-name="T1">[Component: JavaFX + MVP]</text:span></text:p>
          </draw:text-box>
        </draw:frame>
        <draw:line draw:style-name="gr7" draw:text-style-name="P7" draw:layer="layout" svg:x1="5.307cm" svg:y1="17.356cm" svg:x2="5.306cm" svg:y2="19.26cm">
          <text:p/>
        </draw:line>
        <draw:custom-shape draw:style-name="gr10" draw:text-style-name="P1" draw:layer="layout" svg:width="7.202cm" svg:height="1.65cm" svg:x="1.545cm" svg:y="19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4" draw:layer="layout" svg:width="4.596cm" svg:height="1.672cm" svg:x="1.496cm" svg:y="19.292cm">
          <draw:text-box>
            <text:p text:style-name="P3"><text:span text:style-name="T2">RESTful</text:span><text:span text:style-name="T1"> Web Service</text:span></text:p>
            <text:p text:style-name="P3"><text:span text:style-name="T1">[Container]</text:span></text:p>
          </draw:text-box>
        </draw:frame>
        <draw:frame draw:style-name="gr12" draw:text-style-name="P6" draw:layer="layout" svg:width="3.144cm" svg:height="0.725cm" svg:x="3.992cm" svg:y="13.321cm">
          <draw:text-box>
            <text:p text:style-name="P5"><text:span text:style-name="T1">User interface</text:span></text:p>
          </draw:text-box>
        </draw:frame>
        <draw:custom-shape draw:style-name="gr13" draw:text-style-name="P8" draw:layer="layout" svg:width="6.83cm" svg:height="7.112cm" svg:x="12.43cm" svg:y="10.317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4.613cm" svg:height="1.672cm" svg:x="13.565cm" svg:y="10.431cm">
          <draw:text-box>
            <text:p text:style-name="P3"><text:span text:style-name="T1">Main</text:span></text:p>
            <text:p text:style-name="P3"><text:span text:style-name="T1">[Component: JavaFX]</text:span></text:p>
          </draw:text-box>
        </draw:frame>
        <draw:frame draw:style-name="gr14" draw:text-style-name="P6" draw:layer="layout" svg:width="3.643cm" svg:height="1.199cm" svg:x="14.135cm" svg:y="13.092cm">
          <draw:text-box>
            <text:p text:style-name="P5"><text:span text:style-name="T1">The application</text:span></text:p>
            <text:p text:style-name="P5"><text:span text:style-name="T1">main entry point.</text:span></text:p>
          </draw:text-box>
        </draw:frame>
        <draw:frame draw:style-name="gr15" draw:text-style-name="P4" draw:layer="layout" svg:width="1.895cm" svg:height="0.725cm" svg:x="9.719cm" svg:y="13.292cm">
          <draw:text-box>
            <text:p><text:span text:style-name="T1">creates</text:span></text:p>
          </draw:text-box>
        </draw:frame>
        <draw:line draw:style-name="gr6" draw:text-style-name="P9" draw:layer="layout" svg:x1="12.43cm" svg:y1="13.727cm" svg:x2="11.414cm" svg:y2="13.727cm">
          <text:p/>
        </draw:line>
        <draw:line draw:style-name="gr7" draw:text-style-name="P9" draw:layer="layout" svg:x1="9.763cm" svg:y1="13.7cm" svg:x2="8.747cm" svg:y2="1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6" draw:display-name="Gradient 16" draw:style="linear" draw:start-color="#ffffff" draw:end-color="#cccccc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9T18:25:21.266950302</meta:creation-date>
    <meta:generator>LibreOffice/5.2.6.2$Linux_X86_64 LibreOffice_project/20$Build-2</meta:generator>
    <dc:date>2017-03-19T19:32:58.188878284</dc:date>
    <meta:editing-duration>PT38M46S</meta:editing-duration>
    <meta:editing-cycles>6</meta:editing-cycles>
    <meta:document-statistic meta:object-count="19"/>
  </office:meta>
</office:document-meta>
</file>